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581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2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15.998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3.1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line-height="100%" fo:break-before="auto" fo:break-after="auto" fo:padding="0cm" fo:border="none" style:writing-mode="lr-tb"/>
    </style:style>
    <style:style style:name="P2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padding="0cm" fo:border="none" style:writing-mode="lr-tb"/>
    </style:style>
    <style:style style:name="P4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5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break-before="auto" fo:break-after="auto" fo:padding="0cm" fo:border="none" style:writing-mode="lr-tb"/>
    </style:style>
    <style:style style:name="P8" style:family="paragraph" style:parent-style-name="Standard">
      <style:paragraph-properties fo:line-height="100%" fo:padding="0cm" fo:border="none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00%" fo:padding="0cm" fo:border="none" style:writing-mode="lr-tb"/>
    </style:style>
    <style:style style:name="P10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Uso Enviar Solicitud</text:p>
      <text:p text:style-name="P1"/>
      <text:p text:style-name="P10">Precondición:<text:span text:style-name="T3"> El usuario ha iniciado sesión.</text:span></text:p>
      <text:p text:style-name="P10"><text:span text:style-name="T3"/></text:p>
      <text:p text:style-name="P2">Curso 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°</text:p>
          </table:table-cell>
          <table:table-cell table:style-name="Table1.B1" office:value-type="string">
            <text:p text:style-name="P4">Pasos (Flujos de Sucesos)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B1" office:value-type="string">
            <text:p text:style-name="P4">El usuario indica que quiere enviar una solicitud de amistad <text:span text:style-name="T2">{cod 1.1}</text:span>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B1" office:value-type="string">
            <text:p text:style-name="P4">El sistema guarda la solicitud de amistad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B1" office:value-type="string">
            <text:p text:style-name="P4">El sistema envia un mail al usuario que recibe la solicitud de amistad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B1" office:value-type="string">
            <text:p text:style-name="P4">El sistema le indica al usuario que solicita la amistad que fue enviada exitosamente</text:p>
          </table:table-cell>
        </table:table-row>
        <table:table-row table:style-name="Table1.1">
          <table:table-cell table:style-name="Table1.A6" office:value-type="string">
            <text:p text:style-name="P4">5</text:p>
          </table:table-cell>
          <table:table-cell table:style-name="Table1.B6" office:value-type="string">
            <text:p text:style-name="P4">El sistema envia al usuario a <text:span text:style-name="T1">&lt;&lt;Ver perfil&gt;&gt; </text:span><text:span text:style-name="T2">{cod 5.1}</text:span></text:p>
          </table:table-cell>
        </table:table-row>
      </table:table>
      <text:p text:style-name="P1"/>
      <text:p text:style-name="P2"/>
      <text:p text:style-name="P8">Consideraciones de Diseño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d 1.1</text:p>
          </table:table-cell>
          <table:table-cell table:style-name="Table3.B1" office:value-type="string">
            <text:p text:style-name="P4">El usuario puede adjuntar un mensaje para el receptor indicando quien es, o por que le envia una solicitud de amistad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cod 5.1</text:p>
          </table:table-cell>
          <table:table-cell table:style-name="Table3.B1" office:value-type="string">
            <text:p text:style-name="P4">El sistema envia al usuario al perfil del usuario al que se le solicito la amistad</text:p>
          </table:table-cell>
        </table:table-row>
      </table:table>
      <text:p text:style-name="P9"/>
      <text:p text:style-name="P10">Postcondición:<text:span text:style-name="T3"> El sistema registra la solicitud de amist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ro </meta:initial-creator>
    <meta:creation-date>2012-05-04T10:01:38</meta:creation-date>
    <meta:generator>LibreOffice/3.5$Windows_x86 LibreOffice_project/235ab8a-3802056-4a8fed3-2d66ea8-e241b80</meta:generator>
    <dc:date>2012-07-11T16:32:00.43</dc:date>
    <meta:editing-duration>PT13M49S</meta:editing-duration>
    <meta:editing-cycles>2</meta:editing-cycles>
    <meta:document-statistic meta:table-count="2" meta:image-count="0" meta:object-count="0" meta:page-count="1" meta:paragraph-count="21" meta:word-count="131" meta:character-count="732" meta:non-whitespace-character-count="622"/>
  </office:meta>
</office:document-meta>
</file>